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2D02A5326F9C67C0036.png" manifest:media-type="image/png"/>
  <manifest:file-entry manifest:full-path="Pictures/1000020100000190000002D0F542F0A41153581C.png" manifest:media-type="image/png"/>
  <manifest:file-entry manifest:full-path="Pictures/1000020100000320000002D0AE07A1C86477DF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cm, 4.754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cm, 4.75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cm, 4.747cm, 0cm)" draw:image-opacity="100%" style:mirror="none"/>
    </style:style>
    <style:style style:name="gr4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ffffff" draw:marker-end="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5cm, 0cm, 2.722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4cm, 0cm, 0.674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15" style:family="graphic" style:parent-style-name="objectwithoutfill">
      <style:graphic-properties svg:stroke-width="0.035cm" svg:stroke-color="#81d41a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cm, 0cm, 2.70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39cm, 0cm, 0.698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75cm"/>
    </style:style>
    <style:style style:name="gr19" style:family="graphic" style:parent-style-name="objectwithoutfill">
      <style:graphic-properties svg:stroke-width="0.035cm" svg:stroke-color="#ff420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2cm, 0cm, 2.706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6cm, 0cm, 0.688cm, 0cm)" draw:image-opacity="100%" style:mirror="none"/>
    </style:style>
    <style:style style:name="gr2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T1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71cm" svg:height="1.187cm" svg:x="13.936cm" svg:y="6.944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2" draw:text-style-name="P1" draw:layer="layout" svg:width="12.268cm" svg:height="1.187cm" svg:x="1.305cm" svg:y="6.944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3" draw:text-style-name="P1" draw:layer="layout" svg:width="12.276cm" svg:height="1.22cm" svg:x="1.297cm" svg:y="2.386cm">
          <draw:image xlink:href="Pictures/1000020100000320000002D02A5326F9C67C0036.png" xlink:type="simple" xlink:show="embed" xlink:actuate="onLoad" loext:mime-type="image/png">
            <text:p/>
          </draw:image>
        </draw:frame>
        <draw:line draw:style-name="gr4" draw:text-style-name="P2" draw:layer="layout" svg:x1="5.445cm" svg:y1="3.065cm" svg:x2="4.429cm" svg:y2="3.065cm">
          <text:p/>
        </draw:line>
        <draw:line draw:style-name="gr4" draw:text-style-name="P2" draw:layer="layout" svg:x1="3.286cm" svg:y1="3.065cm" svg:x2="4.302cm" svg:y2="3.065cm">
          <text:p/>
        </draw:line>
        <draw:line draw:style-name="gr4" draw:text-style-name="P2" draw:layer="layout" svg:x1="6.715cm" svg:y1="3.065cm" svg:x2="5.699cm" svg:y2="3.065cm">
          <text:p/>
        </draw:line>
        <draw:line draw:style-name="gr4" draw:text-style-name="P2" draw:layer="layout" svg:x1="1.889cm" svg:y1="3.065cm" svg:x2="2.905cm" svg:y2="3.065cm">
          <text:p/>
        </draw:line>
        <draw:line draw:style-name="gr4" draw:text-style-name="P2" draw:layer="layout" svg:x1="5.439cm" svg:y1="7.664cm" svg:x2="4.423cm" svg:y2="7.664cm">
          <text:p/>
        </draw:line>
        <draw:line draw:style-name="gr4" draw:text-style-name="P2" draw:layer="layout" svg:x1="3.28cm" svg:y1="7.664cm" svg:x2="4.296cm" svg:y2="7.664cm">
          <text:p/>
        </draw:line>
        <draw:line draw:style-name="gr4" draw:text-style-name="P2" draw:layer="layout" svg:x1="6.709cm" svg:y1="7.664cm" svg:x2="5.693cm" svg:y2="7.664cm">
          <text:p/>
        </draw:line>
        <draw:line draw:style-name="gr4" draw:text-style-name="P2" draw:layer="layout" svg:x1="1.883cm" svg:y1="7.664cm" svg:x2="2.899cm" svg:y2="7.664cm">
          <text:p/>
        </draw:line>
        <draw:line draw:style-name="gr4" draw:text-style-name="P2" draw:layer="layout" svg:x1="17.007cm" svg:y1="7.537cm" svg:x2="15.991cm" svg:y2="7.537cm">
          <text:p/>
        </draw:line>
        <draw:line draw:style-name="gr4" draw:text-style-name="P2" draw:layer="layout" svg:x1="14.594cm" svg:y1="7.537cm" svg:x2="15.61cm" svg:y2="7.537cm">
          <text:p/>
        </draw:line>
        <draw:line draw:style-name="gr5" draw:text-style-name="P2" draw:layer="layout" svg:x1="18.277cm" svg:y1="7.537cm" svg:x2="17.261cm" svg:y2="7.537cm">
          <text:p/>
        </draw:line>
        <draw:line draw:style-name="gr5" draw:text-style-name="P2" draw:layer="layout" svg:x1="18.277cm" svg:y1="7.538cm" svg:x2="17.261cm" svg:y2="7.538cm">
          <text:p/>
        </draw:line>
        <draw:line draw:style-name="gr5" draw:text-style-name="P2" draw:layer="layout" svg:x1="19.547cm" svg:y1="7.536cm" svg:x2="18.531cm" svg:y2="7.536cm">
          <text:p/>
        </draw:line>
        <draw:line draw:style-name="gr5" draw:text-style-name="P2" draw:layer="layout" svg:x1="19.547cm" svg:y1="7.537cm" svg:x2="18.531cm" svg:y2="7.537cm">
          <text:p/>
        </draw:line>
        <draw:frame draw:style-name="gr6" draw:text-style-name="P3" draw:layer="layout" svg:width="0.621cm" svg:height="0.645cm" svg:x="5.953cm" svg:y="2.557cm">
          <draw:text-box>
            <text:p><text:span text:style-name="T1">l</text:span></text:p>
          </draw:text-box>
        </draw:frame>
        <draw:frame draw:style-name="gr6" draw:text-style-name="P3" draw:layer="layout" svg:width="0.621cm" svg:height="0.645cm" svg:x="4.697cm" svg:y="2.557cm">
          <draw:text-box>
            <text:p><text:span text:style-name="T1">l</text:span></text:p>
          </draw:text-box>
        </draw:frame>
        <draw:frame draw:style-name="gr7" draw:text-style-name="P3" draw:layer="layout" svg:width="0.705cm" svg:height="0.645cm" svg:x="3.343cm" svg:y="2.557cm">
          <draw:text-box>
            <text:p><text:span text:style-name="T1">r</text:span></text:p>
          </draw:text-box>
        </draw:frame>
        <draw:frame draw:style-name="gr8" draw:text-style-name="P3" draw:layer="layout" svg:width="0.705cm" svg:height="0.645cm" svg:x="1.946cm" svg:y="2.557cm">
          <draw:text-box>
            <text:p><text:span text:style-name="T1">r</text:span></text:p>
          </draw:text-box>
        </draw:frame>
        <draw:frame draw:style-name="gr8" draw:text-style-name="P3" draw:layer="layout" svg:width="0.705cm" svg:height="0.645cm" svg:x="1.94cm" svg:y="7.156cm">
          <draw:text-box>
            <text:p><text:span text:style-name="T1">r</text:span></text:p>
          </draw:text-box>
        </draw:frame>
        <draw:frame draw:style-name="gr8" draw:text-style-name="P3" draw:layer="layout" svg:width="0.705cm" svg:height="0.645cm" svg:x="3.337cm" svg:y="7.166cm">
          <draw:text-box>
            <text:p><text:span text:style-name="T1">r</text:span></text:p>
          </draw:text-box>
        </draw:frame>
        <draw:frame draw:style-name="gr6" draw:text-style-name="P3" draw:layer="layout" svg:width="0.621cm" svg:height="0.645cm" svg:x="4.691cm" svg:y="7.156cm">
          <draw:text-box>
            <text:p><text:span text:style-name="T1">l</text:span></text:p>
          </draw:text-box>
        </draw:frame>
        <draw:frame draw:style-name="gr6" draw:text-style-name="P3" draw:layer="layout" svg:width="0.621cm" svg:height="0.645cm" svg:x="5.947cm" svg:y="7.156cm">
          <draw:text-box>
            <text:p><text:span text:style-name="T1">l</text:span></text:p>
          </draw:text-box>
        </draw:frame>
        <draw:frame draw:style-name="gr6" draw:text-style-name="P3" draw:layer="layout" svg:width="0.621cm" svg:height="0.645cm" svg:x="16.259cm" svg:y="7.039cm">
          <draw:text-box>
            <text:p><text:span text:style-name="T1">l</text:span></text:p>
          </draw:text-box>
        </draw:frame>
        <draw:frame draw:style-name="gr7" draw:text-style-name="P3" draw:layer="layout" svg:width="0.705cm" svg:height="0.645cm" svg:x="14.651cm" svg:y="7.019cm">
          <draw:text-box>
            <text:p><text:span text:style-name="T1">r</text:span></text:p>
          </draw:text-box>
        </draw:frame>
        <draw:frame draw:style-name="gr9" draw:text-style-name="P3" draw:layer="layout" svg:width="0.697cm" svg:height="0.645cm" svg:x="17.388cm" svg:y="7.019cm">
          <draw:text-box>
            <text:p><text:span text:style-name="T1">0</text:span></text:p>
          </draw:text-box>
        </draw:frame>
        <draw:line draw:style-name="gr5" draw:text-style-name="P2" draw:layer="layout" svg:x1="19.42cm" svg:y1="7.537cm" svg:x2="18.404cm" svg:y2="7.537cm">
          <text:p/>
        </draw:line>
        <draw:line draw:style-name="gr5" draw:text-style-name="P2" draw:layer="layout" svg:x1="19.42cm" svg:y1="7.538cm" svg:x2="18.404cm" svg:y2="7.538cm">
          <text:p/>
        </draw:line>
        <draw:frame draw:style-name="gr9" draw:text-style-name="P3" draw:layer="layout" svg:width="0.697cm" svg:height="0.645cm" svg:x="18.531cm" svg:y="7.019cm">
          <draw:text-box>
            <text:p><text:span text:style-name="T1">0</text:span></text:p>
          </draw:text-box>
        </draw:frame>
        <draw:frame draw:style-name="gr9" draw:text-style-name="P3" draw:layer="layout" svg:width="0.697cm" svg:height="0.645cm" svg:x="3.987cm" svg:y="2.548cm">
          <draw:text-box>
            <text:p><text:span text:style-name="T1">0</text:span></text:p>
          </draw:text-box>
        </draw:frame>
        <draw:frame draw:style-name="gr9" draw:text-style-name="P3" draw:layer="layout" svg:width="0.697cm" svg:height="0.645cm" svg:x="3.98cm" svg:y="7.157cm">
          <draw:text-box>
            <text:p><text:span text:style-name="T1">0</text:span></text:p>
          </draw:text-box>
        </draw:frame>
        <draw:frame draw:style-name="gr10" draw:text-style-name="P1" draw:layer="layout" svg:width="12.276cm" svg:height="1.187cm" svg:x="1.297cm" svg:y="3.608cm">
          <draw:image xlink:href="Pictures/1000020100000320000002D02A5326F9C67C0036.png" xlink:type="simple" xlink:show="embed" xlink:actuate="onLoad" loext:mime-type="image/png">
            <text:p/>
          </draw:image>
        </draw:frame>
        <draw:frame draw:style-name="gr11" draw:text-style-name="P1" draw:layer="layout" svg:width="12.276cm" svg:height="1.22cm" svg:x="1.297cm" svg:y="4.795cm">
          <draw:image xlink:href="Pictures/1000020100000320000002D02A5326F9C67C0036.png" xlink:type="simple" xlink:show="embed" xlink:actuate="onLoad" loext:mime-type="image/png">
            <text:p/>
          </draw:image>
        </draw:frame>
        <draw:frame draw:style-name="gr12" draw:text-style-name="P3" draw:layer="layout" svg:width="0.951cm" svg:height="0.645cm" svg:x="3.883cm" svg:y="5.254cm">
          <draw:text-box>
            <text:p><text:span text:style-name="T1">-*0</text:span></text:p>
          </draw:text-box>
        </draw:frame>
        <draw:frame draw:style-name="gr13" draw:text-style-name="P3" draw:layer="layout" svg:width="0.959cm" svg:height="0.645cm" svg:x="5.088cm" svg:y="5.254cm">
          <draw:text-box>
            <text:p><text:span text:style-name="T1">+*l</text:span></text:p>
          </draw:text-box>
        </draw:frame>
        <draw:frame draw:style-name="gr13" draw:text-style-name="P3" draw:layer="layout" svg:width="0.959cm" svg:height="0.645cm" svg:x="6.358cm" svg:y="5.254cm">
          <draw:text-box>
            <text:p><text:span text:style-name="T1">+*l</text:span></text:p>
          </draw:text-box>
        </draw:frame>
        <draw:frame draw:style-name="gr13" draw:text-style-name="P3" draw:layer="layout" svg:width="0.959cm" svg:height="0.645cm" svg:x="2.605cm" svg:y="5.244cm">
          <draw:text-box>
            <text:p><text:span text:style-name="T1">-*r</text:span></text:p>
          </draw:text-box>
        </draw:frame>
        <draw:frame draw:style-name="gr14" draw:text-style-name="P3" draw:layer="layout" svg:width="1.035cm" svg:height="0.645cm" svg:x="1.462cm" svg:y="5.244cm">
          <draw:text-box>
            <text:p><text:span text:style-name="T1">0*r</text:span></text:p>
          </draw:text-box>
        </draw:frame>
        <draw:line draw:style-name="gr15" draw:text-style-name="P2" draw:layer="layout" svg:x1="6.887cm" svg:y1="6.279cm" svg:x2="2.188cm" svg:y2="6.279cm">
          <text:p/>
        </draw:line>
        <draw:line draw:style-name="gr4" draw:text-style-name="P2" draw:layer="layout" svg:x1="6.104cm" svg:y1="5.127cm" svg:x2="5.088cm" svg:y2="5.127cm">
          <text:p/>
        </draw:line>
        <draw:line draw:style-name="gr4" draw:text-style-name="P2" draw:layer="layout" svg:x1="3.691cm" svg:y1="5.127cm" svg:x2="2.675cm" svg:y2="5.127cm">
          <text:p/>
        </draw:line>
        <draw:line draw:style-name="gr4" draw:text-style-name="P2" draw:layer="layout" svg:x1="6.105cm" svg:y1="5.127cm" svg:x2="5.089cm" svg:y2="5.127cm">
          <text:p/>
        </draw:line>
        <draw:line draw:style-name="gr4" draw:text-style-name="P2" draw:layer="layout" svg:x1="7.374cm" svg:y1="5.127cm" svg:x2="6.358cm" svg:y2="5.127cm">
          <text:p/>
        </draw:line>
        <draw:frame draw:style-name="gr16" draw:text-style-name="P1" draw:layer="layout" svg:width="12.268cm" svg:height="1.22cm" svg:x="1.305cm" svg:y="8.129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17" draw:text-style-name="P1" draw:layer="layout" svg:width="12.268cm" svg:height="1.187cm" svg:x="1.305cm" svg:y="9.35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12" draw:text-style-name="P3" draw:layer="layout" svg:width="0.951cm" svg:height="0.645cm" svg:x="3.904cm" svg:y="9.793cm">
          <draw:text-box>
            <text:p><text:span text:style-name="T1">-*0</text:span></text:p>
          </draw:text-box>
        </draw:frame>
        <draw:frame draw:style-name="gr18" draw:text-style-name="P3" draw:layer="layout" svg:width="0.875cm" svg:height="0.645cm" svg:x="5.109cm" svg:y="9.793cm">
          <draw:text-box>
            <text:p><text:span text:style-name="T1">-*l</text:span></text:p>
          </draw:text-box>
        </draw:frame>
        <draw:frame draw:style-name="gr18" draw:text-style-name="P3" draw:layer="layout" svg:width="0.875cm" svg:height="0.645cm" svg:x="6.379cm" svg:y="9.793cm">
          <draw:text-box>
            <text:p><text:span text:style-name="T1">-*l</text:span></text:p>
          </draw:text-box>
        </draw:frame>
        <draw:frame draw:style-name="gr13" draw:text-style-name="P3" draw:layer="layout" svg:width="0.959cm" svg:height="0.645cm" svg:x="2.626cm" svg:y="9.783cm">
          <draw:text-box>
            <text:p><text:span text:style-name="T1">-*r</text:span></text:p>
          </draw:text-box>
        </draw:frame>
        <draw:frame draw:style-name="gr14" draw:text-style-name="P3" draw:layer="layout" svg:width="1.035cm" svg:height="0.645cm" svg:x="1.483cm" svg:y="9.783cm">
          <draw:text-box>
            <text:p><text:span text:style-name="T1">0*r</text:span></text:p>
          </draw:text-box>
        </draw:frame>
        <draw:line draw:style-name="gr19" draw:text-style-name="P2" draw:layer="layout" svg:x1="2.023cm" svg:y1="10.801cm" svg:x2="6.722cm" svg:y2="10.801cm">
          <text:p/>
        </draw:line>
        <draw:line draw:style-name="gr4" draw:text-style-name="P2" draw:layer="layout" svg:x1="3.686cm" svg:y1="9.642cm" svg:x2="2.67cm" svg:y2="9.642cm">
          <text:p/>
        </draw:line>
        <draw:line draw:style-name="gr4" draw:text-style-name="P2" draw:layer="layout" svg:x1="6.353cm" svg:y1="9.642cm" svg:x2="7.369cm" svg:y2="9.642cm">
          <text:p/>
        </draw:line>
        <draw:line draw:style-name="gr4" draw:text-style-name="P2" draw:layer="layout" svg:x1="3.687cm" svg:y1="9.642cm" svg:x2="2.671cm" svg:y2="9.642cm">
          <text:p/>
        </draw:line>
        <draw:line draw:style-name="gr4" draw:text-style-name="P2" draw:layer="layout" svg:x1="5.083cm" svg:y1="9.642cm" svg:x2="6.099cm" svg:y2="9.642cm">
          <text:p/>
        </draw:line>
        <draw:frame draw:style-name="gr20" draw:text-style-name="P1" draw:layer="layout" svg:width="6.071cm" svg:height="1.218cm" svg:x="13.937cm" svg:y="8.131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21" draw:text-style-name="P1" draw:layer="layout" svg:width="6.071cm" svg:height="1.185cm" svg:x="13.937cm" svg:y="9.349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13" draw:text-style-name="P3" draw:layer="layout" svg:width="0.959cm" svg:height="0.645cm" svg:x="16.423cm" svg:y="9.727cm">
          <draw:text-box>
            <text:p><text:span text:style-name="T1">+*l</text:span></text:p>
          </draw:text-box>
        </draw:frame>
        <draw:frame draw:style-name="gr14" draw:text-style-name="P3" draw:layer="layout" svg:width="1.035cm" svg:height="0.645cm" svg:x="17.628cm" svg:y="9.727cm">
          <draw:text-box>
            <text:p><text:span text:style-name="T1">+*0</text:span></text:p>
          </draw:text-box>
        </draw:frame>
        <draw:frame draw:style-name="gr14" draw:text-style-name="P3" draw:layer="layout" svg:width="1.035cm" svg:height="0.645cm" svg:x="18.898cm" svg:y="9.727cm">
          <draw:text-box>
            <text:p><text:span text:style-name="T1">+*0</text:span></text:p>
          </draw:text-box>
        </draw:frame>
        <draw:frame draw:style-name="gr12" draw:text-style-name="P3" draw:layer="layout" svg:width="0.951cm" svg:height="0.645cm" svg:x="15.145cm" svg:y="9.717cm">
          <draw:text-box>
            <text:p><text:span text:style-name="T1">-*0</text:span></text:p>
          </draw:text-box>
        </draw:frame>
        <draw:frame draw:style-name="gr13" draw:text-style-name="P3" draw:layer="layout" svg:width="0.959cm" svg:height="0.645cm" svg:x="14.002cm" svg:y="9.717cm">
          <draw:text-box>
            <text:p><text:span text:style-name="T1">-*r</text:span></text:p>
          </draw:text-box>
        </draw:frame>
        <draw:line draw:style-name="gr15" draw:text-style-name="P2" draw:layer="layout" svg:x1="19.414cm" svg:y1="10.801cm" svg:x2="14.715cm" svg:y2="10.801cm">
          <text:p/>
        </draw:line>
        <draw:line draw:style-name="gr4" draw:text-style-name="P2" draw:layer="layout" svg:x1="15.074cm" svg:y1="9.61cm" svg:x2="14.058cm" svg:y2="9.61cm">
          <text:p/>
        </draw:line>
        <draw:line draw:style-name="gr4" draw:text-style-name="P2" draw:layer="layout" svg:x1="17.487cm" svg:y1="9.61cm" svg:x2="16.471cm" svg:y2="9.61cm">
          <text:p/>
        </draw:line>
        <draw:line draw:style-name="gr22" draw:text-style-name="P2" draw:layer="layout" svg:x1="1.297cm" svg:y1="3.608cm" svg:x2="13.573cm" svg:y2="3.608cm">
          <text:p/>
        </draw:line>
        <draw:line draw:style-name="gr22" draw:text-style-name="P2" draw:layer="layout" svg:x1="1.297cm" svg:y1="4.795cm" svg:x2="13.573cm" svg:y2="4.795cm">
          <text:p/>
        </draw:line>
        <draw:line draw:style-name="gr22" draw:text-style-name="P2" draw:layer="layout" svg:x1="1.305cm" svg:y1="8.131cm" svg:x2="13.573cm" svg:y2="8.131cm">
          <text:p/>
        </draw:line>
        <draw:line draw:style-name="gr22" draw:text-style-name="P2" draw:layer="layout" svg:x1="1.305cm" svg:y1="9.35cm" svg:x2="13.573cm" svg:y2="9.35cm">
          <text:p/>
        </draw:line>
        <draw:line draw:style-name="gr22" draw:text-style-name="P2" draw:layer="layout" svg:x1="13.937cm" svg:y1="8.129cm" svg:x2="20cm" svg:y2="8.129cm">
          <text:p/>
        </draw:line>
        <draw:line draw:style-name="gr22" draw:text-style-name="P2" draw:layer="layout" svg:x1="13.945cm" svg:y1="9.349cm" svg:x2="20.008cm" svg:y2="9.34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1T09:49:13.132245641</meta:creation-date>
    <dc:date>2020-01-13T17:36:15.289115516</dc:date>
    <meta:editing-duration>PT3H31M51S</meta:editing-duration>
    <meta:editing-cycles>7</meta:editing-cycles>
    <meta:generator>LibreOffice/6.3.3.2$Linux_X86_64 LibreOffice_project/30$Build-2</meta:generator>
    <meta:document-statistic meta:object-count="73"/>
  </office:meta>
</office:document-meta>
</file>